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58])" office:value-type="float" office:value="37" calcext:value-type="float">
            <text:p>37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50,800</text:p>
          </table:table-cell>
          <table:table-cell table:style-name="ce12" office:value-type="string" calcext:value-type="string">
            <text:p>0,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-150,800</text:p>
          </table:table-cell>
          <table:table-cell table:style-name="ce12" office:value-type="string" calcext:value-type="string">
            <text:p>0,-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-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00,-10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150,-5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50,-15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0,10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50,5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-50,15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50,-10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100,-5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150,-15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50,10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00,5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150,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number-columns-repeated="4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2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2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69">
          <table:table-cell table:style-name="ce12" table:number-columns-repeated="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12:02:07.52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9T12:02:26.381000000</dc:date>
    <meta:generator>LibreOffice/6.2.0.3$Windows_X86_64 LibreOffice_project/98c6a8a1c6c7b144ce3cc729e34964b47ce25d62</meta:generator>
    <meta:editing-duration>PT10H36M40S</meta:editing-duration>
    <meta:editing-cycles>95</meta:editing-cycles>
    <meta:document-statistic meta:table-count="1" meta:cell-count="2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